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3" table:default-cell-style-name="ce5"/>
        <table:table-row table:style-name="ro1">
          <table:table-cell table:style-name="ce1" office:value-type="string" calcext:value-type="string">
            <text:p>Cod. Vend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Vendedor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Relógio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Beatri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Livro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dy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iquidificador</text:p>
          </table:table-cell>
          <table:table-cell office:value-type="float" office:value="88.5" calcext:value-type="float">
            <text:p>88,5</text:p>
          </table:table-cell>
          <table:table-cell office:value-type="string" calcext:value-type="string">
            <text:p>Júl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Tablet</text:p>
          </table:table-cell>
          <table:table-cell office:value-type="float" office:value="999.99" calcext:value-type="float">
            <text:p>999,99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rancis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Despertador</text:p>
          </table:table-cell>
          <table:table-cell office:value-type="float" office:value="49.9" calcext:value-type="float">
            <text:p>49,9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Qual vendedor?</text:p>
          </table:table-cell>
          <table:table-cell table:style-name="Default" office:value-type="string" calcext:value-type="string">
            <text:p>Qual produto?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eatriz</text:p>
          </table:table-cell>
          <table:table-cell table:style-name="ce6" table:formula="of:=IFERROR(VLOOKUP(INDEX([.A2:.E7];MATCH([.A10];[.E2:.E7];0);1);[.$A$2:.$E$7];3;0);&quot;&quot;)" office:value-type="string" office:string-value="Relógio" calcext:value-type="string">
            <text:p>Relógio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VLOOKUP([.A11];[.A2:.E7];3;0)" office:value-type="string" office:string-value="Despertador" calcext:value-type="string">
            <text:p>Despertador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4:26:54.059221896</meta:creation-date>
    <dc:date>2020-07-31T14:51:45.355379194</dc:date>
    <meta:editing-duration>PT24M49S</meta:editing-duration>
    <meta:editing-cycles>7</meta:editing-cycles>
    <meta:generator>LibreOffice/6.3.5.2$Linux_X86_64 LibreOffice_project/30$Build-2</meta:generator>
    <meta:document-statistic meta:table-count="1" meta:cell-count="41" meta:object-count="0"/>
  </office:meta>
</office:document-meta>
</file>